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</office:automatic-styles>
  <office:body>
    <office:text>
      <text:h text:style-name="Heading_20_1" text:outline-level="1">Clojures</text:h>
      <text:h text:style-name="Heading_20_2" text:outline-level="2">Definiție</text:h>
      <text:p text:style-name="P1">Clojure este atunci când o FUNCȚIE ține minte scope-ul lexical chiar și atunci când este executată în afara acelui scope lexical (Kyle Simpson).</text:p>
      <text:h text:style-name="Heading_20_2" text:outline-level="2">Analiză</text:h>
      <text:p text:style-name="First_20_paragraph">Un clojure este creat atunci când salvezi o funcție care are acces la contextul de execuție curent și o salvezi într-o variabilă în afara contextului de execuție curent</text:p>
      <text:h text:style-name="Heading_20_2" text:outline-level="2">Mantre</text:h>
      <text:list text:style-name="L1">
        <text:list-item>
          <text:p text:style-name="P2">JavaScript are un <text:span text:style-name="T1">scope</text:span><text:span text:style-name="T2"> </text:span><text:span text:style-name="T3">lexical</text:span> generat la faza de compilare.</text:p>
        </text:list-item>
        <text:list-item>
          <text:p text:style-name="P2">Clojures generează doar funcțiile.</text:p>
        </text:list-item>
        <text:list-item>
          <text:p text:style-name="P2">de fiecare dată când funcția externă este apelată, funcția internă este definită din nou. Codul funcției interne va fi identic, dar scope chain-ul asociat va fi diferit.</text:p>
        </text:list-item>
        <text:list-item>
          <text:p text:style-name="P2">un clojure nu poate accesa <text:span text:style-name="T4">this</text:span> al funcției container. În acest scop se folosește salvarea lui this într-o variabilă `<text:span text:style-name="T5">var self = this;</text:span> `</text:p>
        </text:list-item>
      </text:list>
      <text:p text:style-name="First_20_paragraph">Exemplu de referințe către obiecte care nu este un clojure (prezentat de Kyle Simpson):</text:p>
      <text:p text:style-name="P3"/>
      <text:p text:style-name="P4">var obiect = (function(){</text:p>
      <text:p text:style-name="P5"><text:s text:c="2"/>var o = {test: "test"};</text:p>
      <text:p text:style-name="P6"><text:s text:c="2"/>return {obj: o} // obj ține o referință către obiectul o</text:p>
      <text:p text:style-name="P7">})();</text:p>
      <text:p text:style-name="P8"/>
      <text:p text:style-name="P9">console.log(obiect.obj.test); // =&gt; test</text:p>
      <text:h text:style-name="Heading_20_2" text:outline-level="2">Utilitate</text:h>
      <text:p text:style-name="First_20_paragraph">Este baza lui MODULE PATTE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